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fr" fo:country="FR"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dixiesme livre du grant Olympe des histoires Poetiques</text:h>
      <text:h text:style-name="Heading_20_2" text:outline-level="2">Le mariage de Orpheus avec Eurydice lequel en chantant la tira des enfers</text:h>
      <text:p text:style-name="Standard"><text:span text:style-name="_3c_pb_3e_">[81r]</text:span>Aux nopces de Iphis et Ianthe, Le dieux Hymen fut assis avecques plusieurs autres dieux et deesses. Et quant Hymen se partit, par l’air s’en volla grant erre en Cyconie, ou semons estoit de par Orpheus qui devoit espouser Eurydice. A ces nopces vint sans bon heur apporter et y donna signe de douleur advenir, et de male fortune comme je vous diray. Au printemps s’en alloit l’espouse nouvelle esbatant ung jour nudz pieds en ung pre plain d’herbes verdoyans et illec ung pasteur bel et gaillart nommé Aristeus veit la belle, laquelle il requist tantost de son amour. Mais icelle a luy ne se voulut accorder ne habandonner pour priere ne requeste qui luy sceust faire. Car trop et de bon cueur aymoit son nouvel espoux Orpheus <text:span text:style-name="_3c_pb_3e_">[81v]</text:span>ains pour pour de luy eschapper se mist a la fuyte et celluy la suyvit, mais ainsi que la belle Eurydice fuyoit elle marcha dessus ung serpent venimeux qui la mordit environ le talon dont elle mourut. Quant Orpheus sceut que par soubdaine deffortune avoit perdu sa femme et espouse, il se complaignit et se doulousa tant que trop long et trop ennuiable seroit a le racompter. Et quant par le monde l’eust longuement plouree en enfer voulut descendre et aller veoir s’il pourroir ravoir et recouvrer s’amye et se a ce pourroit mouvoir les infernaulx. Il renoit sa harpe entre ses bras et en touchoit les cordes : et de la bouche se print à chanter telle chanson.</text:p>
      <text:h text:style-name="Heading_20_2" text:outline-level="2">La chanson de Orpheus aux enfers</text:h>
      <text:p text:style-name="_3c_l_3e_"><text:span text:style-name="T1">Dieulx infernaulx en tenebres regnans</text:span></text:p>
      <text:p text:style-name="_3c_l_3e_"><text:span text:style-name="T1">En la chartre plaine d’obscurité</text:span></text:p>
      <text:p text:style-name="_3c_l_3e_"><text:span text:style-name="T1">Où vous estes tout le monde tenans</text:span></text:p>
      <text:p text:style-name="_3c_l_3e_"><text:span text:style-name="T1">À ce submise est toute humanité</text:span></text:p>
      <text:p text:style-name="_3c_l_3e_"><text:span text:style-name="T1">Pour essaier vostre gouvernement</text:span></text:p>
      <text:p text:style-name="_3c_l_3e_"><text:span text:style-name="T1">Pas en ce lieu ne me suis transporté</text:span></text:p>
      <text:p text:style-name="_3c_l_3e_"><text:span text:style-name="T1">Eurydice demande seulement.</text:span></text:p>
      <text:p text:style-name="_3c_l_3e_"><text:span text:style-name="T1"/></text:p>
      <text:p text:style-name="_3c_l_3e_"><text:span text:style-name="T1">Quand le serpent tellement la blessa</text:span></text:p>
      <text:p text:style-name="_3c_l_3e_"><text:span text:style-name="T1">Qu’elle mourut et vint avecques vous</text:span></text:p>
      <text:p text:style-name="_3c_l_3e_"><text:span text:style-name="T1">Si asprement mon cueur se courroucea</text:span></text:p>
      <text:p text:style-name="_3c_l_3e_"><text:span text:style-name="T1">Que j’en souffry plus que mortel courroux.</text:span></text:p>
      <text:p text:style-name="_3c_l_3e_"><text:span text:style-name="T1">Ma femme estoit, j’estoie son espoux</text:span></text:p>
      <text:p text:style-name="_3c_l_3e_"><text:span text:style-name="T1">Je viens icy succumbé de tourment</text:span></text:p>
      <text:p text:style-name="_3c_l_3e_"><text:span text:style-name="T1">Pour vous offrir une requeste à tous</text:span></text:p>
      <text:p text:style-name="_3c_l_3e_"><text:span text:style-name="T1">Eurydice demande seulement.</text:span></text:p>
      <text:p text:style-name="_3c_l_3e_"><text:span text:style-name="T1"/></text:p>
      <text:p text:style-name="_3c_l_3e_"><text:span text:style-name="T1">Jadis Pluto Proserpine ravit</text:span></text:p>
      <text:p text:style-name="_3c_l_3e_"><text:span text:style-name="T1">Par feu d’amours, et ceans la bouta</text:span></text:p>
      <text:p text:style-name="_3c_l_3e_"><text:span text:style-name="T1">Mais toutesfois quant voz tormens y vit</text:span></text:p>
      <text:p text:style-name="_3c_l_3e_"><text:soft-page-break/><text:span text:style-name="T1">Point esbahy ne suis s’elle doubta,</text:span></text:p>
      <text:p text:style-name="_3c_l_3e_"><text:span text:style-name="T1">Et je suis seur que ceste grande doubte a</text:span></text:p>
      <text:p text:style-name="_3c_l_3e_"><text:span text:style-name="_3c_pb_3e_"><text:span text:style-name="T1">[82r]</text:span></text:span><text:span text:style-name="T1">Mon espouse, si vous pry doulcement</text:span></text:p>
      <text:p text:style-name="_3c_l_3e_"><text:span text:style-name="T1">Escoutez moy, se onc homme on escouta,</text:span></text:p>
      <text:p text:style-name="_3c_l_3e_"><text:span text:style-name="T1">Eurydice demande seulement.</text:span></text:p>
      <text:p text:style-name="_3c_l_3e_"><text:span text:style-name="T1"/></text:p>
      <text:p text:style-name="_3c_l_3e_"><text:span text:style-name="T1">Quant maintenant vous me la baillerez</text:span></text:p>
      <text:p text:style-name="_3c_l_3e_"><text:span text:style-name="T1">Pour demener avec moy train d’amours</text:span></text:p>
      <text:p text:style-name="_3c_l_3e_"><text:span text:style-name="T1">Rien n’y perdrez puis que vous la raurez</text:span></text:p>
      <text:p text:style-name="_3c_l_3e_"><text:span text:style-name="T1">Finablement, mais qu’elle ait faict son cours</text:span></text:p>
      <text:p text:style-name="_3c_l_3e_"><text:span text:style-name="T1">Car tous humains en la fin de leurs jours</text:span></text:p>
      <text:p text:style-name="_3c_l_3e_"><text:span text:style-name="T1">Viennent ceans à vostre jugement.</text:span></text:p>
      <text:p text:style-name="_3c_l_3e_"><text:span text:style-name="T1">Mais je vous pry que me donnez secours,</text:span></text:p>
      <text:p text:style-name="_3c_l_3e_"><text:span text:style-name="T1">Eurydice demande seulement.</text:span></text:p>
      <text:p text:style-name="Standard"><text:span text:style-name="T1">Orpheus devant l’infernal manoir, si doulcement chanta que pour la melodieuseté du son de sa voix ensemble de sa harpe, les ames tristes qui la estoient en oublierent leurs peines. Tantalus en oublia sa soif, Ixion qui pres de luy estoit en laissa la roe reposer. Sisyphus mist ius la roche qui le travailloit. Et Ticyus laissa à donner aux voultours son gisier à rongier, et les Belidiennes laissans la fontaine à espuiser mirent ius leurs cribles. Et se veritable est la renommee qui ce me faict à croire et entendre, les Eumenidiennes qui oyoient la doulceur de la harpe ploroient de Orpheus, ce que oncques paravant n’estoit advenu ne peu advenir. La royne Proserpine ne se povoit abstenir de larmoyer ; le roy d’enfer ne pouvoit par nulle maniere escondire à Orpheus chose qu’ilz luy demandast. Si fut Eurydice appellee qui estoit en la valee umbreuse avec celles qui venues y estoient nouvellement. Lors apparut Euridice laquelle alloit clochant par la playe qu’elle avoit receu ou pied par le serpent. Moult fut Orpheus joyeulx quant venir la vit. Elle luy fut rendue par tel convenant que il ne se retornast ne regardast derriere luy jusques à ce qu’elle fust totalement hors de tormens infernaulx et qu’il allast devant et elle le suyvroit derriere ou autrement jamais n’en ystroit. Lors par ung sentier moult roide et estroit et plain de tenebreuse obscurité et forvoyable chemin l’ung devant, </text:span><text:span text:style-name="_3c_pb_3e_"><text:span text:style-name="T1">[82v]</text:span></text:span><text:span text:style-name="T1">et l’autre apres se mirent en la voye Orpheus et s’amye. Tant cheminerent que jà estoient pres tout dehors de pourpris infernal, quant Orpheus qui d’amour estoit espris desirant de veoir s’amye et doubtant qu’elle ne le suyvist se retourna pour elle regarder. Et incontinent elle s’esvanouyst de ses yeulx et s’en retourna en enfer. Orpheus tendit ses mains qui retenir la cuida, mais riens ne print fors vent. Et insi se partit Eurydice de son amy et mourut de seconde mort, mais de luy ne se peut plaindre, fors de trop aymer. Le dernier salul luy rendit que à peine l’entendit Orpheus. Forment se plaignoit de la seconde mort se s’amye, et voulut retourner pour trouver la mort, mais la porte trouva fermee. Et le portier qui la gardoit luy retarda son chemin et si luy dist que jamais recouvrer ne la pourroit. Quant Orpheus vit que plus entrer n’y pourroit, sur la rive du fleuve infernal fut sept jours plourant pour la seconde mort de s’amye et pour la perte d’icelle, sans manger et sans boyre vivoit luy sostenant de son dueil. Moult tenoit les dieux d’enfer mauvais et felons qui s’amye ainsi detenoient. Puis s’en retourna Orpheus et trois ans se tint sans femme et sans chamberiere, fuyant toute amour femenine, et mettant toutes choses en refus et en desdaing. Ce non obstant, plusieurs damoiselles l’aymerent qui en luy peu d’amour conquirent. Car jouyr n’en peurent. Il ne les daignoit ouyr dont moult de luy se plaignoient.</text:span></text:p>
      <text:h text:style-name="Heading_20_2" text:outline-level="2"><text:span text:style-name="T1">La deploration du Poete Orpheus pour avoir perdue s’amye</text:span></text:h>
      <text:p text:style-name="Standard"><text:span text:style-name="T1">Dessus ung terte en ung champ plain d’herbe verdoyant ou point d’umbre n’avoit s’assist Orpheus </text:span><text:soft-page-break/><text:span text:style-name="T1">puis print sa harpe de laquelle il fist les cordes resonner par grande armonie. Lors vindrent environ luy pour le umbroier arbres de diverses manieres qui pourprindrent la place quant la doulceur ouyrent du melodieux son. A cest </text:span><text:span text:style-name="_3c_pb_3e_"><text:span text:style-name="T1">[83r]</text:span></text:span><text:span text:style-name="T1">assemblement vindrent arbres portans fruitz de diverses sortes come amandiers, lauries, nesfliers, corneilliers, et meuries, chesnes, fresnes, esrables, peschiers, genestries, cerisies, pruniers et aultres arbres perdurables de verdeur. Si y vindrent figuiers : sapins et les arbres qui le basme portent. Encore y vindrent oliviers, aubespins et plusieurs aultres arbres portant noix. Le palme et le pin y furent. Cybelle y amena Athys qui fut mué en pin et vint aussi avec luy le cyprès qui jadis avoit esté enfant et nouvellement estoit mué en ung arbre, moult l’aymoit Phebus tandis qu’il estoit vif.</text:span></text:p>
      <text:p text:style-name="Standard"><text:span text:style-name="T1">Entour le dessusdit poete Orpheus s’assemblerent moult grant tourbe et multitude d’arbres. Il se seoit ou millieu de la plaine come dit est ou plusieurs bestes sauvaiges et oyseaulx de divers plumages se assemblerent ou il attrempoit et accordoit les cordes da sa harpe dont il sourdoit delectable son.</text:span></text:p>
      <text:h text:style-name="Heading_20_1" text:outline-level="1">Le onziesme livre du grant Olympe des histoires Poetiques</text:h>
      <text:p text:style-name="Standard"><text:span text:style-name="_3c_pb_3e_"><text:span text:style-name="T1">[2r]</text:span></text:span><text:span text:style-name="T1">Pendant que le poete de Thrace Orpheus par le doux chant de son harpe armonieuse delectoit les arbres, les bestes et les pierres, vecy venir en grand multitude les femmes de Thrace qui faisoient les bacchanalles, et quant eurent commencé à veoir Orpheus, une d’elles toute eschevellee va dire : « Vecy le despriseur des femmes ». Et en ce disant lança ung dart, mais pas ne le bleça car le dart fut retenu par le son, l’autre luy rua en lieu de dart une grande pierre. Mais par la doulce melodie du chant cheut celle pierre devant les piedz Orpheus ainsi come pour se humilier et mercy prier. Adonc doubla la forcenerie des faulces femmes plaines de ire, quant elles virent les pierres ressortir par la doulceur de son instrument. Lors firent entre elles crieries et noises et sonnerent buccines pour amortir et amoindrir le son de la melodie de son harpe, affin que riens ne le ouyst, qui s’en peust esmouvoir tant que on ne eust peu ouyr tonner. </text:span><text:span text:style-name="_3c_pb_3e_"><text:span text:style-name="T1">[2v]</text:span></text:span><text:span text:style-name="T1">Puis luy getterent espessement pierres qui premieres du sang du Poete rougirent, car de riens ne le deporterent puis que le doulx chant de sa harpe plus ne ouyrent, ains luy firent du pis qu’elles peurent, si comme celles qui le hayoient mortellement, et qui avoient les cueurs plains d’ire et d’enuie. Oyseaulx, serpens, et saulvaigine laisserent Orpheus seul qui nagueres environ luy avoit attraict et assemblé. Celles qui grever le vouloient le rassaillirent et abbatirent. Et sans mercy les desvoyees retournerent legierement vers le Poete qui tendoit les bras en criant mercy se aulcun fust qui le ouyst, mais pour rien qu’il dist il ne pouvoir esmouvoir les folles à ce que pitié ne mercy eussent de luy, ains le meuldrirent et tuerent à leur grand reproche. Haa dieu par celle vouche ouye, des pierres entendue, des cueurs des bestes yssit l’ame du corps. Pour luy pleurerent les Nymphes qui le congoissoient. Aussi oyseaux desplumez de leurs plumes, et les arbres de leurs feuilles firent signe de dueil pour l’amour du poete. Et les fleuves s’en douloient, et tant pleurerent qu’ilz en tarirent et seicherent en plusieurs lieux. Ses membres furent en divers lieux espars. Hebrus le fleuve de Thrace receut sa teste et sa langue, qui gectoit ung pleurant plainct, et la mer donnoit la murmure en elle plaignant d’icelle injure, les rivieres du fleuve resonnerent par leurs respons. Le chief et la lire floterent tant qu’en parfonde mer parvindrent. Dessus l’herbe yssit de la riviere une merveilleuse serpente, qui trouva le chief du divin poete gisant à la rive. Si s’assist dessus la gueulle bee et manger le cuyda, mais Phebus sans demeurance voulut le chief de son filz rescourre. Et ainsi que la serpente le voulut devorer, Phebus la mua en dure pierre de telle forme et de telle laideur comme par devant la muance estoit. L’ame de Orpheus descendit en Enfer sans demeurance où il vit la vallee tenebreuse et les regnes que paravant avoit veuz. Bien recongneut les dieux et la piteuse compaignie qui la estoit, et si y trouva son espouse qu’il avoit </text:span><text:span text:style-name="_3c_pb_3e_"><text:span text:style-name="T1">[3r]</text:span></text:span><text:span text:style-name="T1">desiree longuement, si l’embrassa amiablement, et la regarda seur et sans doubte de condition grief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3T19:15:36.81</dc:date>
    <dc:creator>Karolina Suchecka</dc:creator>
    <meta:editing-duration>P1DT5H53M34S</meta:editing-duration>
    <meta:editing-cycles>13</meta:editing-cycles>
    <meta:generator>OpenOffice/4.1.6$Win32 OpenOffice.org_project/416m1$Build-9790</meta:generator>
    <meta:document-statistic meta:table-count="0" meta:image-count="0" meta:object-count="0" meta:page-count="3" meta:paragraph-count="41" meta:word-count="1698" meta:character-count="9973"/>
  </office:meta>
</office:document-meta>
</file>